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text-properties officeooo:rsid="0002b3ce" officeooo:paragraph-rsid="0002b3ce"/>
    </style:style>
    <style:style style:name="P2" style:family="paragraph" style:parent-style-name="Title">
      <style:text-properties officeooo:paragraph-rsid="00033124"/>
    </style:style>
    <style:style style:name="P3" style:family="paragraph" style:parent-style-name="Standard" style:list-style-name="L1">
      <style:text-properties officeooo:rsid="0004e273" officeooo:paragraph-rsid="0004e273"/>
    </style:style>
    <style:style style:name="P4" style:family="paragraph" style:parent-style-name="Standard" style:list-style-name="L1">
      <style:text-properties officeooo:rsid="00061193" officeooo:paragraph-rsid="00061193"/>
    </style:style>
    <style:style style:name="P5" style:family="paragraph" style:parent-style-name="Standard" style:list-style-name="L1">
      <style:text-properties fo:font-weight="bold" officeooo:rsid="0004e273" officeooo:paragraph-rsid="0004e273" style:font-weight-asian="bold" style:font-weight-complex="bold"/>
    </style:style>
    <style:style style:name="P6" style:family="paragraph" style:parent-style-name="Standard" style:list-style-name="L1">
      <style:text-properties fo:font-weight="normal" officeooo:rsid="0006aad5" officeooo:paragraph-rsid="0006aad5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084a2c" officeooo:paragraph-rsid="00084a2c" style:font-weight-asian="normal" style:font-weight-complex="normal"/>
    </style:style>
    <style:style style:name="P8" style:family="paragraph" style:parent-style-name="Standard" style:list-style-name="L1">
      <style:text-properties officeooo:rsid="00084a2c" officeooo:paragraph-rsid="00084a2c"/>
    </style:style>
    <style:style style:name="P9" style:family="paragraph" style:parent-style-name="Standard" style:list-style-name="L1">
      <style:text-properties officeooo:rsid="00086e84" officeooo:paragraph-rsid="00086e84"/>
    </style:style>
    <style:style style:name="P10" style:family="paragraph" style:parent-style-name="Standard" style:list-style-name="L1">
      <style:text-properties officeooo:rsid="0008ba7c" officeooo:paragraph-rsid="0008ba7c"/>
    </style:style>
    <style:style style:name="P11" style:family="paragraph" style:parent-style-name="Standard" style:list-style-name="L1">
      <style:text-properties officeooo:rsid="000a8bc7" officeooo:paragraph-rsid="000a8bc7"/>
    </style:style>
    <style:style style:name="P12" style:family="paragraph" style:parent-style-name="Standard" style:list-style-name="L1">
      <style:text-properties officeooo:rsid="000beb83" officeooo:paragraph-rsid="000beb83"/>
    </style:style>
    <style:style style:name="P13" style:family="paragraph" style:parent-style-name="Standard" style:list-style-name="L1">
      <style:text-properties officeooo:rsid="000d9086" officeooo:paragraph-rsid="000d9086"/>
    </style:style>
    <style:style style:name="P14" style:family="paragraph" style:parent-style-name="Standard" style:list-style-name="L1">
      <style:text-properties officeooo:rsid="000f42e6" officeooo:paragraph-rsid="000f42e6"/>
    </style:style>
    <style:style style:name="P15" style:family="paragraph" style:parent-style-name="Standard" style:list-style-name="L1">
      <style:text-properties officeooo:rsid="0012196e" officeooo:paragraph-rsid="0012196e"/>
    </style:style>
    <style:style style:name="P16" style:family="paragraph" style:parent-style-name="Standard" style:list-style-name="L1">
      <style:text-properties officeooo:rsid="0012c1c1" officeooo:paragraph-rsid="0012c1c1"/>
    </style:style>
    <style:style style:name="P17" style:family="paragraph" style:parent-style-name="Standard" style:list-style-name="L1">
      <style:text-properties officeooo:rsid="00147925" officeooo:paragraph-rsid="00147925"/>
    </style:style>
    <style:style style:name="P18" style:family="paragraph" style:parent-style-name="Standard" style:list-style-name="L1">
      <style:text-properties officeooo:rsid="001539a2" officeooo:paragraph-rsid="001539a2"/>
    </style:style>
    <style:style style:name="P19" style:family="paragraph" style:parent-style-name="Standard" style:list-style-name="L1">
      <style:text-properties officeooo:rsid="00163230" officeooo:paragraph-rsid="00163230"/>
    </style:style>
    <style:style style:name="P20" style:family="paragraph" style:parent-style-name="Standard" style:list-style-name="L1">
      <style:text-properties officeooo:rsid="0016a46a" officeooo:paragraph-rsid="0016a46a"/>
    </style:style>
    <style:style style:name="P21" style:family="paragraph" style:parent-style-name="Standard" style:list-style-name="L1">
      <style:text-properties officeooo:rsid="0017de00" officeooo:paragraph-rsid="0017de00"/>
    </style:style>
    <style:style style:name="P22" style:family="paragraph" style:parent-style-name="Standard" style:list-style-name="L1">
      <style:text-properties officeooo:rsid="00192cbb" officeooo:paragraph-rsid="00192cb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0a828"/>
    </style:style>
    <style:style style:name="T3" style:family="text">
      <style:text-properties officeooo:rsid="001291b4"/>
    </style:style>
    <style:style style:name="T4" style:family="text">
      <style:text-properties officeooo:rsid="00177ee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uncionalidades </text:p>
      <text:p text:style-name="P2">do </text:p>
      <text:p text:style-name="P2">Sistema de nota Fiscal Simplificada</text:p>
      <text:p text:style-name="P1"/>
      <text:p text:style-name="P1"/>
      <text:p text:style-name="P1"/>
      <text:list xml:id="list4996435319407562307" text:style-name="L1">
        <text:list-item>
          <text:p text:style-name="P5">Tela Inicial do Sistema</text:p>
          <text:list>
            <text:list-item>
              <text:p text:style-name="P7">Descrição dos Menus</text:p>
              <text:list>
                <text:list-item>
                  <text:p text:style-name="P6">Emissão da nota</text:p>
                </text:list-item>
                <text:list-item>
                  <text:p text:style-name="P6">Consulta das notas emitidas</text:p>
                  <text:list>
                    <text:list-item>
                      <text:p text:style-name="P6">Impressão</text:p>
                    </text:list-item>
                    <text:list-item>
                      <text:p text:style-name="P6">Cancelamento</text:p>
                    </text:list-item>
                  </text:list>
                </text:list-item>
                <text:list-item>
                  <text:p text:style-name="P8"><text:span text:style-name="T1">Perfil do Prestador</text:span></text:p>
                </text:list-item>
                <text:list-item>
                  <text:p text:style-name="P10"><text:span text:style-name="T1">Relatorios</text:span></text:p>
                  <text:list>
                    <text:list-item>
                      <text:p text:style-name="P10"><text:span text:style-name="T1">Emitidas</text:span></text:p>
                    </text:list-item>
                    <text:list-item>
                      <text:p text:style-name="P10"><text:span text:style-name="T1">Canceladas</text:span></text:p>
                    </text:list-item>
                  </text:list>
                </text:list-item>
                <text:list-item>
                  <text:p text:style-name="P11"><text:span text:style-name="T1">Listagem de Comunicados</text:span></text:p>
                </text:list-item>
                <text:list-item>
                  <text:p text:style-name="P9"><text:span text:style-name="T1">Sair</text:span></text:p>
                </text:list-item>
              </text:list>
            </text:list-item>
            <text:list-item>
              <text:p text:style-name="P11"><text:span text:style-name="T1">Comunicados</text:span></text:p>
            </text:list-item>
          </text:list>
        </text:list-item>
        <text:list-item>
          <text:p text:style-name="P3">Criar tela de lançamento de nota</text:p>
          <text:list>
            <text:list-item>
              <text:p text:style-name="P14">Tomador</text:p>
            </text:list-item>
            <text:list-item>
              <text:p text:style-name="P14">Itens</text:p>
            </text:list-item>
            <text:list-item>
              <text:p text:style-name="P14">Calculo da nota<text:span text:style-name="T2">(Detalhar lançamento do imposto)</text:span></text:p>
            </text:list-item>
            <text:list-item>
              <text:p text:style-name="P15">Mensagem de confirmação antes de gravar(Mostrar previa <text:span text:style-name="T3">opcional</text:span>)</text:p>
            </text:list-item>
            <text:list-item>
              <text:p text:style-name="P12">(Tomador 3 campos CPF, e-mail, nome)(Caso tenha e-mail notificar)</text:p>
            </text:list-item>
            <text:list-item>
              <text:p text:style-name="P13">(Consultar Itens e adicionar na nota </text:p>
            </text:list-item>
          </text:list>
        </text:list-item>
        <text:list-item>
          <text:p text:style-name="P3">Criar tela de ajuste de perfil</text:p>
          <text:list>
            <text:list-item>
              <text:p text:style-name="P16">Altera senha</text:p>
            </text:list-item>
          </text:list>
        </text:list-item>
        <text:list-item>
          <text:p text:style-name="P3">Definir regras no lançamento da nota</text:p>
          <text:list>
            <text:list-item>
              <text:p text:style-name="P17">Não pode ter serviços com itens diferentes</text:p>
            </text:list-item>
            <text:list-item>
              <text:p text:style-name="P18">Ao Selecionar como tipo de documento CPF o campo CPF e nome são obrigatórios</text:p>
            </text:list-item>
            <text:list-item>
              <text:p text:style-name="P18">Na emissão da nota aopreencher o campo CPF verificar se o cpf está cadastrado na tabela cidadão, caso não esteja verificar se o mesmo esta cadastrado na tabela de “tomadores_nfse” do prestador caso tambem não esteja cadastrar o mesmo na tabela de “tomadores_nfse” do prestador ao salvar a nota.</text:p>
            </text:list-item>
            <text:list-item>
              <text:p text:style-name="P19">Caso o campo e-mail esteja preenchido enviar uma notificação com o link da nota emitida para o e-mail selecionado.</text:p>
            </text:list-item>
          </text:list>
        </text:list-item>
        <text:list-item>
          <text:p text:style-name="P3">Criar listagem de notas</text:p>
          <text:list>
            <text:list-item>
              <text:p text:style-name="P20">Filtro por Periodo</text:p>
            </text:list-item>
            <text:list-item>
              <text:p text:style-name="P20">Filtro por numero</text:p>
            </text:list-item>
            <text:list-item>
              <text:p text:style-name="P20">Filtro por tomado(C<text:span text:style-name="T4">PF</text:span>)</text:p>
            </text:list-item>
          </text:list>
        </text:list-item>
        <text:list-item>
          <text:p text:style-name="P3">Criar impressão da nota</text:p>
          <text:list>
            <text:list-item>
              <text:p text:style-name="P21">Colocar QRCODE</text:p>
            </text:list-item>
          </text:list>
        </text:list-item>
        <text:list-item>
          <text:p text:style-name="P4">Tratamento de segurança</text:p>
        </text:list-item>
        <text:list-item>
          <text:p text:style-name="P22">Desconto</text:p>
        </text:list-item>
      </text:list>
      <text:p text:style-name="P1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9T09:28:00.032557356</meta:creation-date>
    <dc:date>2014-08-19T11:37:07.715679047</dc:date>
    <meta:editing-duration>PT50M45S</meta:editing-duration>
    <meta:editing-cycles>24</meta:editing-cycles>
    <meta:generator>LibreOffice/4.2.4.2$Linux_X86_64 LibreOffice_project/420m0$Build-2</meta:generator>
    <meta:document-statistic meta:table-count="0" meta:image-count="0" meta:object-count="0" meta:page-count="2" meta:paragraph-count="38" meta:word-count="232" meta:character-count="1323" meta:non-whitespace-character-count="1161"/>
  </office:meta>
</office:document-meta>
</file>